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163cm" fo:min-width="3.691cm"/>
    </style:style>
    <style:style style:name="gr2" style:family="graphic" style:parent-style-name="standard">
      <style:graphic-properties draw:textarea-horizontal-align="justify" draw:textarea-vertical-align="middle" draw:auto-grow-height="false" fo:min-height="2.163cm" fo:min-width="3.437cm"/>
    </style:style>
    <style:style style:name="gr3" style:family="graphic" style:parent-style-name="standard">
      <style:graphic-properties draw:textarea-horizontal-align="justify" draw:textarea-vertical-align="middle" draw:auto-grow-height="false" fo:min-height="2.163cm" fo:min-width="3.443cm"/>
    </style:style>
    <style:style style:name="gr4" style:family="graphic" style:parent-style-name="standard">
      <style:graphic-properties draw:textarea-horizontal-align="justify" draw:textarea-vertical-align="middle" draw:auto-grow-height="false" fo:min-height="2.086cm" fo:min-width="2.105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5pt" style:font-size-asian="15pt" style:font-size-complex="15pt"/>
    </style:style>
    <style:style style:name="P3" style:family="paragraph">
      <style:paragraph-properties fo:text-align="center"/>
      <style:text-properties fo:font-size="15pt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4.191cm" svg:height="2.413cm" svg:x="1.889cm" svg:y="2.334cm">
          <text:p text:style-name="P1"><text:span text:style-name="T1">RAT</text:span></text:p>
          <text:p text:style-name="P1"><text:span text:style-name="T1">(.xml)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3" draw:id="id3" draw:layer="layout" svg:width="3.937cm" svg:height="2.413cm" svg:x="15.351cm" svg:y="2.334cm">
          <text:p text:style-name="P1"><text:span text:style-name="T2">AgvManager</text:span></text:p>
          <text:p text:style-name="P1"><text:span text:style-name="T2">(X-Script .xs)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7" draw:id="id7" draw:layer="layout" svg:width="3.943cm" svg:height="2.413cm" svg:x="22.59cm" svg:y="6.995cm">
          <text:p text:style-name="P1"><text:span text:style-name="T2">Database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6" draw:id="id6" draw:layer="layout" svg:width="3.937cm" svg:height="2.413cm" svg:x="22.59cm" svg:y="2.334cm">
          <text:p text:style-name="P1"><text:span text:style-name="T2">PLC</text:span></text:p>
          <text:p text:style-name="P1"><text:span text:style-name="T2">(I/O)</text:span></text:p>
          <draw:enhanced-geometry svg:viewBox="0 0 21600 21600" draw:type="rectangle" draw:enhanced-path="M 0 0 L 21600 0 21600 21600 0 21600 0 0 Z N"/>
        </draw:custom-shape>
        <draw:custom-shape draw:style-name="gr4" draw:text-style-name="P3" xml:id="id2" draw:id="id2" draw:layer="layout" svg:width="3.683cm" svg:height="3.302cm" svg:x="9.173cm" svg:y="1.889cm">
          <text:p text:style-name="P1"><text:span text:style-name="T2">Maps</text:span></text:p>
          <text:p text:style-name="P1"><text:span text:style-name="T2">(.map)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5" draw:id="id5" draw:layer="layout" svg:width="3.937cm" svg:height="2.413cm" svg:x="15.351cm" svg:y="6.995cm">
          <text:p text:style-name="P1"><text:span text:style-name="T2">RTE</text:span></text:p>
          <text:p text:style-name="P1"><text:span text:style-name="T2">(Object blocks)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4" draw:id="id4" draw:layer="layout" svg:width="3.937cm" svg:height="2.413cm" svg:x="9.046cm" svg:y="6.995cm">
          <text:p text:style-name="P1"><text:span text:style-name="T2">ICMap</text:span></text:p>
          <text:p text:style-name="P1"><text:span text:style-name="T2">(.ivm)</text:span></text:p>
          <draw:enhanced-geometry svg:viewBox="0 0 21600 21600" draw:type="rectangle" draw:enhanced-path="M 0 0 L 21600 0 21600 21600 0 21600 0 0 Z N"/>
        </draw:custom-shape>
        <draw:connector draw:style-name="gr5" draw:text-style-name="P4" draw:layer="layout" draw:type="line" svg:x1="6.08cm" svg:y1="3.54cm" svg:x2="9.173cm" svg:y2="3.54cm" draw:start-shape="id1" draw:start-glue-point="1" draw:end-shape="id2" draw:end-glue-point="6" svg:d="M6080 3540h3093" svg:viewBox="0 0 3094 1">
          <text:p/>
        </draw:connector>
        <draw:connector draw:style-name="gr5" draw:text-style-name="P4" draw:layer="layout" draw:type="line" svg:x1="12.856cm" svg:y1="3.54cm" svg:x2="15.351cm" svg:y2="3.54cm" draw:start-shape="id2" draw:start-glue-point="10" draw:end-shape="id3" draw:end-glue-point="3" svg:d="M12856 3540h2495" svg:viewBox="0 0 2496 1">
          <text:p/>
        </draw:connector>
        <draw:connector draw:style-name="gr5" draw:text-style-name="P4" draw:layer="layout" draw:type="line" svg:x1="11.014cm" svg:y1="5.191cm" svg:x2="11.014cm" svg:y2="6.995cm" draw:start-shape="id2" draw:start-glue-point="8" draw:end-shape="id4" draw:end-glue-point="0" svg:d="M11014 5191v1804" svg:viewBox="0 0 1 1805">
          <text:p/>
        </draw:connector>
        <draw:connector draw:style-name="gr6" draw:text-style-name="P4" draw:layer="layout" draw:type="line" svg:x1="17.319cm" svg:y1="4.747cm" svg:x2="17.319cm" svg:y2="6.995cm" draw:start-shape="id3" draw:start-glue-point="2" draw:end-shape="id5" draw:end-glue-point="0" svg:d="M17319 4747v2248" svg:viewBox="0 0 1 2249">
          <text:p/>
        </draw:connector>
        <draw:connector draw:style-name="gr6" draw:text-style-name="P4" draw:layer="layout" draw:type="line" svg:x1="19.288cm" svg:y1="3.54cm" svg:x2="22.59cm" svg:y2="3.54cm" draw:start-shape="id3" draw:start-glue-point="1" draw:end-shape="id6" draw:end-glue-point="3" svg:d="M19288 3540h3302" svg:viewBox="0 0 3303 1">
          <text:p/>
        </draw:connector>
        <draw:connector draw:style-name="gr6" draw:text-style-name="P4" draw:layer="layout" svg:x1="19.288cm" svg:y1="3.54cm" svg:x2="22.59cm" svg:y2="8.201cm" draw:start-shape="id3" draw:start-glue-point="1" draw:end-shape="id7" draw:end-glue-point="3" svg:d="M19288 3540h1650v4661h1652" svg:viewBox="0 0 3303 4662">
          <text:p/>
        </draw:connector>
        <draw:connector draw:style-name="gr5" draw:text-style-name="P4" draw:layer="layout" draw:type="line" svg:x1="12.983cm" svg:y1="8.201cm" svg:x2="15.351cm" svg:y2="8.201cm" draw:start-shape="id4" draw:start-glue-point="1" draw:end-shape="id5" draw:end-glue-point="3" svg:d="M12983 8201h2368" svg:viewBox="0 0 2369 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18T16:32:57.257000000</meta:creation-date>
    <dc:date>2018-03-18T16:52:26.675000000</dc:date>
    <meta:editing-duration>PT5M35S</meta:editing-duration>
    <meta:editing-cycles>3</meta:editing-cycles>
    <meta:generator>LibreOffice/6.0.2.1$Windows_X86_64 LibreOffice_project/f7f06a8f319e4b62f9bc5095aa112a65d2f3ac89</meta:generator>
    <meta:document-statistic meta:object-count="14"/>
  </office:meta>
</office:document-meta>
</file>